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175dee"/>
    </style:style>
    <style:style style:name="P4" style:family="paragraph" style:parent-style-name="Standard">
      <style:paragraph-properties fo:text-align="justify" style:justify-single-word="false"/>
      <style:text-properties officeooo:paragraph-rsid="00175dee"/>
    </style:style>
    <style:style style:name="P5" style:family="paragraph" style:parent-style-name="Standard">
      <style:paragraph-properties fo:text-align="center" style:justify-single-word="false"/>
      <style:text-properties officeooo:rsid="00175dee" officeooo:paragraph-rsid="00175dee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75dee" officeooo:paragraph-rsid="00175dee" style:font-weight-asian="bold" style:font-weight-complex="bold"/>
    </style:style>
    <style:style style:name="T1" style:family="text">
      <style:text-properties officeooo:rsid="00175de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XOGO DO BUSCAMINAS.</text:p>
      <text:p text:style-name="P5"/>
      <text:p text:style-name="P1">Crea una aplicación web que amose o mapa do popular xogo do buscaminas no que aparezan as minas d<text:span text:style-name="T1">e</text:span>buxadas e tamén se indique a casilla sen minas que hai ao redor. </text:p>
      <text:p text:style-name="P1">Fa<text:span text:style-name="T1">r</text:span>émolo de forma modular de forma que vamos dividir a aplicación nunha serie de funcións:</text:p>
      <text:list xml:id="list2517944230" text:style-name="L1">
        <text:list-item>
          <text:p text:style-name="P2">Unha funcións á que lle pasamos o taboleiro do buscaminas(sería un array de dúas dimensións) e coloque nel de maneira aleatoria as minas. Esta podería dividirse en dúa<text:span text:style-name="T1">s</text:span>, sendo unha a máis sinxela, que recibe o array do taboleiro, unha posición nel e devolve as minas ao redor da posición. </text:p>
        </text:list-item>
        <text:list-item>
          <text:p text:style-name="P2">A función principal simplemente invoca a esa segunda recorrendo cada casilla.</text:p>
        </text:list-item>
        <text:list-item>
          <text:p text:style-name="P2">Outra función que recorra o taboleiro en cada casilla das minas que hai ao redor. </text:p>
        </text:list-item>
        <text:list-item>
          <text:p text:style-name="P3">Finalmente, unha terceira función que debuxe o taboleiro na páxina web. </text:p>
        </text:list-item>
      </text:list>
      <text:p text:style-name="P4">Pedirase ao usuario o tamaño do taboleiro e as minas a colocar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0T13:10:46.730000000</meta:creation-date>
    <dc:date>2022-10-10T13:14:12.152000000</dc:date>
    <meta:editing-duration>PT3M26S</meta:editing-duration>
    <meta:editing-cycles>1</meta:editing-cycles>
    <meta:document-statistic meta:table-count="0" meta:image-count="0" meta:object-count="0" meta:page-count="1" meta:paragraph-count="8" meta:word-count="152" meta:character-count="860" meta:non-whitespace-character-count="715"/>
    <meta:generator>LibreOffice/7.2.4.1$Windows_X86_64 LibreOffice_project/27d75539669ac387bb498e35313b970b7fe9c4f9</meta:generator>
  </office:meta>
</office:document-meta>
</file>